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0e4c04" officeooo:paragraph-rsid="0128b67e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353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5"/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text:span text:style-name="T49">1de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12:51:18.796823428</dc:date>
    <meta:editing-duration>PT11H7M2S</meta:editing-duration>
    <meta:editing-cycles>205</meta:editing-cycles>
    <meta:document-statistic meta:table-count="0" meta:image-count="0" meta:object-count="0" meta:page-count="2" meta:paragraph-count="55" meta:word-count="58" meta:character-count="3152" meta:non-whitespace-character-count="3146"/>
  </office:meta>
</office:document-meta>
</file>